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Open Sans" svg:font-family="'Open Sans', sans-serif"/>
    <style:font-face style:name="OpenSans" svg:font-family="OpenSans"/>
    <style:font-face style:name="Roboto" svg:font-family="Roboto"/>
    <style:font-face style:name="Times New Roman" svg:font-family="'Times New Roman', serif"/>
    <style:font-face style:name="Times new Roman" svg:font-family="'Times new Roman', Arial, Helvetica, sans-serif"/>
    <style:font-face style:name="Verdana" svg:font-family="Verdana, Genev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6cm" fo:margin-right="0cm" fo:line-height="150%" fo:text-align="center" style:justify-single-word="false" fo:text-indent="0cm" style:auto-text-indent="false" style:writing-mode="page"/>
      <style:text-properties fo:color="#000000" style:font-name="Times New Roman1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.6cm" fo:margin-right="0cm" fo:line-height="150%" fo:text-align="start" style:justify-single-word="false" fo:text-indent="0cm" style:auto-text-indent="false" style:writing-mode="page"/>
      <style:text-properties fo:color="#000000" style:font-name="Times New Roman1" fo:font-size="14pt" fo:language="en" fo:country="US" fo:font-weight="bold" officeooo:rsid="00017dc3" officeooo:paragraph-rsid="00017dc3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.6cm" fo:margin-right="0cm" fo:line-height="150%" fo:text-align="start" style:justify-single-word="false" fo:text-indent="0cm" style:auto-text-indent="false" style:writing-mode="page"/>
      <style:text-properties fo:color="#000000" style:font-name="Times New Roman1" fo:font-size="14pt" fo:language="en" fo:country="US" fo:font-weight="bold" officeooo:rsid="0001d80d" officeooo:paragraph-rsid="0001d80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.6cm" fo:margin-right="0cm" fo:line-height="150%" fo:text-align="start" style:justify-single-word="false" fo:text-indent="0cm" style:auto-text-indent="false" style:writing-mode="page"/>
      <style:text-properties fo:color="#000000" style:font-name="Times New Roman1" fo:font-size="14pt" fo:language="en" fo:country="US" fo:font-weight="normal" officeooo:rsid="00017dc3" officeooo:paragraph-rsid="00017dc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.6cm" fo:margin-right="0cm" fo:line-height="150%" fo:text-align="start" style:justify-single-word="false" fo:text-indent="0cm" style:auto-text-indent="false" style:writing-mode="page"/>
      <style:text-properties fo:color="#000000" style:font-name="Times New Roman1" fo:font-size="14pt" officeooo:rsid="0001d80d" officeooo:paragraph-rsid="0001d80d" style:font-size-asian="14pt" style:font-size-complex="14pt"/>
    </style:style>
    <style:style style:name="P6" style:family="paragraph" style:parent-style-name="Standard">
      <style:paragraph-properties fo:margin-left="0.6cm" fo:margin-right="0cm" fo:line-height="150%" fo:text-align="start" style:justify-single-word="false" fo:text-indent="0cm" style:auto-text-indent="false" style:writing-mode="page"/>
      <style:text-properties fo:color="#000000" style:font-name="Times New Roman1" fo:font-size="14pt" officeooo:paragraph-rsid="0001d80d" style:font-size-asian="14pt" style:font-size-complex="14pt"/>
    </style:style>
    <style:style style:name="P7" style:family="paragraph" style:parent-style-name="Standard">
      <style:paragraph-properties fo:margin-left="0.6cm" fo:margin-right="0cm" fo:line-height="150%" fo:text-align="start" style:justify-single-word="false" fo:text-indent="0cm" style:auto-text-indent="false" style:writing-mode="page"/>
      <style:text-properties fo:color="#000000" style:font-name="Times New Roman1" fo:font-size="14pt" fo:font-weight="normal" officeooo:rsid="0001d80d" officeooo:paragraph-rsid="0001d80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.6cm" fo:margin-right="0cm" fo:line-height="150%" fo:text-align="start" style:justify-single-word="false" fo:text-indent="0cm" style:auto-text-indent="false" style:writing-mode="page"/>
      <style:text-properties fo:color="#000000" style:font-name="Times New Roman1" fo:font-size="14pt" fo:font-weight="normal" officeooo:rsid="0002d2e0" officeooo:paragraph-rsid="0002d2e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.6cm" fo:margin-right="0cm" fo:line-height="150%" fo:text-align="start" style:justify-single-word="false" fo:text-indent="0cm" style:auto-text-indent="false" style:writing-mode="page"/>
      <style:text-properties officeooo:paragraph-rsid="00017dc3"/>
    </style:style>
    <style:style style:name="P10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Times New Roman1" fo:font-size="14pt" fo:letter-spacing="normal" fo:font-style="normal" fo:font-weight="normal" officeooo:paragraph-rsid="0007360d" style:font-size-asian="14pt" style:font-size-complex="14pt"/>
    </style:style>
    <style:style style:name="P1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Times New Roman1" fo:font-size="14pt" fo:letter-spacing="normal" fo:font-style="normal" fo:font-weight="normal" officeooo:paragraph-rsid="0007360d" style:font-size-asian="14pt" style:font-size-complex="14pt"/>
    </style:style>
    <style:style style:name="P1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Times New Roman1" fo:font-size="14pt" fo:letter-spacing="normal" fo:font-style="normal" fo:font-weight="normal" officeooo:rsid="0007360d" officeooo:paragraph-rsid="0007360d" style:font-size-asian="14pt" style:font-size-complex="14pt"/>
    </style:style>
    <style:style style:name="P13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Times New Roman1" fo:font-size="14pt" fo:letter-spacing="normal" fo:font-style="normal" fo:font-weight="bold" officeooo:paragraph-rsid="0007360d" style:font-size-asian="14pt" style:font-weight-asian="bold" style:font-size-complex="14pt" style:font-weight-complex="bold"/>
    </style:style>
    <style:style style:name="P14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Times New Roman1" fo:font-size="18pt" fo:letter-spacing="normal" fo:font-style="normal" fo:font-weight="normal" officeooo:paragraph-rsid="0007360d" style:font-size-asian="18pt" style:font-size-complex="18pt"/>
    </style:style>
    <style:style style:name="P15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color="#000000" style:font-name="Times New Roman1" fo:font-size="14pt" officeooo:rsid="00033e35" officeooo:paragraph-rsid="00033e35" style:font-size-asian="14pt" style:font-size-complex="14pt"/>
    </style:style>
    <style:style style:name="P16" style:family="paragraph" style:parent-style-name="Text_20_body">
      <loext:graphic-properties draw:fill="solid" draw:fill-color="#ffffff" draw:opacity="100%"/>
      <style:paragraph-properties fo:margin-left="0.6cm" fo:margin-right="0cm" fo:margin-top="0cm" fo:margin-bottom="0cm" loext:contextual-spacing="false" fo:line-height="150%" fo:text-align="center" style:justify-single-word="false" fo:orphans="2" fo:widows="2" fo:text-indent="0cm" style:auto-text-indent="false" fo:background-color="#ffffff" fo:padding="0cm" fo:border="none" style:writing-mode="page"/>
      <style:text-properties fo:font-variant="normal" fo:text-transform="none" fo:color="#000000" style:font-name="Times New Roman1" fo:font-size="14pt" fo:letter-spacing="normal" fo:font-style="normal" fo:font-weight="normal" officeooo:paragraph-rsid="0007360d" style:font-size-asian="14pt" style:font-size-complex="14pt"/>
    </style:style>
    <style:style style:name="P17" style:family="paragraph" style:parent-style-name="Text_20_body">
      <loext:graphic-properties draw:fill="solid" draw:fill-color="#ffffff" draw:opacity="100%"/>
      <style:paragraph-properties fo:margin-left="0.6cm" fo:margin-right="0cm" fo:margin-top="0cm" fo:margin-bottom="0cm" loext:contextual-spacing="false" fo:line-height="150%" fo:text-align="center" style:justify-single-word="false" fo:orphans="2" fo:widows="2" fo:text-indent="0cm" style:auto-text-indent="false" fo:background-color="#ffffff" fo:padding="0cm" fo:border="none" style:writing-mode="pag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18" style:family="paragraph" style:parent-style-name="Text_20_body">
      <loext:graphic-properties draw:fill="solid" draw:fill-color="#ffffff" draw:opacity="100%"/>
      <style:paragraph-properties fo:margin-left="0.6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#ffffff" fo:padding="0cm" fo:border="none" style:writing-mode="pag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19" style:family="paragraph" style:parent-style-name="Text_20_body" style:list-style-name="L1">
      <loext:graphic-properties draw:fill="solid" draw:fill-color="#ffffff" draw:opacity="100%"/>
      <style:paragraph-properties fo:margin-left="0.6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#ffffff" fo:padding="0cm" fo:border="none" style:writing-mode="pag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20" style:family="paragraph" style:parent-style-name="Text_20_body" style:list-style-name="L3">
      <loext:graphic-properties draw:fill="solid" draw:fill-color="#ffffff" draw:opacity="100%"/>
      <style:paragraph-properties fo:margin-left="0.6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#ffffff" fo:padding="0cm" fo:border="none" style:writing-mode="page"/>
      <style:text-properties fo:font-variant="normal" fo:text-transform="none" fo:color="#000000" style:font-name="Times New Roman1" fo:font-size="14pt" fo:letter-spacing="normal" fo:font-style="normal" fo:font-weight="normal" officeooo:paragraph-rsid="00033e35" style:font-size-asian="14pt" style:font-size-complex="14pt"/>
    </style:style>
    <style:style style:name="P21" style:family="paragraph" style:parent-style-name="Text_20_body">
      <style:paragraph-properties fo:margin-left="0.6cm" fo:margin-right="0cm" fo:margin-top="0cm" fo:margin-bottom="0cm" loext:contextual-spacing="false" fo:line-height="150%" fo:orphans="2" fo:widows="2" fo:text-indent="0cm" style:auto-text-indent="false" style:writing-mode="pag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22" style:family="paragraph" style:parent-style-name="Text_20_body">
      <style:paragraph-properties fo:margin-left="0.6cm" fo:margin-right="0cm" fo:margin-top="0cm" fo:margin-bottom="0cm" loext:contextual-spacing="false" fo:line-height="150%" fo:orphans="2" fo:widows="2" fo:text-indent="0cm" style:auto-text-indent="false" style:writing-mode="page"/>
      <style:text-properties fo:font-variant="normal" fo:text-transform="none" fo:color="#000000" style:font-name="Times New Roman1" fo:font-size="14pt" fo:letter-spacing="normal" fo:font-style="normal" fo:font-weight="normal" officeooo:rsid="0004c157" officeooo:paragraph-rsid="00053e49" style:font-size-asian="14pt" style:font-size-complex="14pt"/>
    </style:style>
    <style:style style:name="P23" style:family="paragraph" style:parent-style-name="Text_20_body">
      <style:paragraph-properties fo:margin-left="0.6cm" fo:margin-right="0cm" fo:margin-top="0cm" fo:margin-bottom="0cm" loext:contextual-spacing="false" fo:line-height="150%" fo:orphans="2" fo:widows="2" fo:text-indent="0cm" style:auto-text-indent="false" style:writing-mode="page"/>
      <style:text-properties fo:font-variant="normal" fo:text-transform="none" fo:color="#000000" style:font-name="Times New Roman1" fo:font-size="14pt" fo:letter-spacing="normal" fo:language="en" fo:country="US" fo:font-style="normal" fo:font-weight="bold" officeooo:rsid="00053e49" officeooo:paragraph-rsid="00053e49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margin-left="0.6cm" fo:margin-right="0cm" fo:margin-top="0cm" fo:margin-bottom="0cm" loext:contextual-spacing="false" fo:line-height="150%" fo:orphans="2" fo:widows="2" fo:text-indent="0cm" style:auto-text-indent="false" style:writing-mode="page"/>
      <style:text-properties fo:color="#000000" style:font-name="Times New Roman1" fo:font-size="14pt" officeooo:paragraph-rsid="00053e49" style:font-size-asian="14pt" style:font-size-complex="14pt"/>
    </style:style>
    <style:style style:name="P25" style:family="paragraph" style:parent-style-name="Text_20_body">
      <style:paragraph-properties fo:margin-left="0.6cm" fo:margin-right="0cm" fo:margin-top="0cm" fo:margin-bottom="0cm" loext:contextual-spacing="false" fo:line-height="150%" fo:orphans="2" fo:widows="2" fo:text-indent="0cm" style:auto-text-indent="false" style:writing-mode="page"/>
      <style:text-properties fo:color="#000000" style:font-name="Times New Roman1" fo:font-size="14pt" officeooo:rsid="0004c157" officeooo:paragraph-rsid="0004c157" style:font-size-asian="14pt" style:font-size-complex="14pt"/>
    </style:style>
    <style:style style:name="P26" style:family="paragraph" style:parent-style-name="Text_20_body">
      <style:paragraph-properties fo:margin-left="0.6cm" fo:margin-right="0cm" fo:margin-top="0cm" fo:margin-bottom="0cm" loext:contextual-spacing="false" fo:line-height="150%" fo:orphans="2" fo:widows="2" fo:text-indent="0cm" style:auto-text-indent="false" style:writing-mode="page"/>
      <style:text-properties fo:color="#000000" style:font-name="Times New Roman1" fo:font-size="14pt" officeooo:rsid="00053e49" officeooo:paragraph-rsid="00053e49" style:font-size-asian="14pt" style:font-size-complex="14pt"/>
    </style:style>
    <style:style style:name="P27" style:family="paragraph" style:parent-style-name="Text_20_body">
      <style:paragraph-properties fo:margin-left="0.6cm" fo:margin-right="0cm" fo:margin-top="0cm" fo:margin-bottom="0cm" loext:contextual-spacing="false" fo:line-height="150%" fo:orphans="2" fo:widows="2" fo:text-indent="0cm" style:auto-text-indent="false" style:writing-mode="page"/>
      <style:text-properties fo:color="#000000" style:font-name="Times New Roman1" fo:font-size="14pt" fo:font-weight="bold" officeooo:rsid="00053e49" officeooo:paragraph-rsid="00053e49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margin-left="0.6cm" fo:margin-right="0cm" fo:margin-top="0cm" fo:margin-bottom="0cm" loext:contextual-spacing="false" fo:line-height="150%" fo:orphans="2" fo:widows="2" fo:text-indent="0cm" style:auto-text-indent="false" style:writing-mode="page"/>
      <style:text-properties fo:color="#000000" style:font-name="Times New Roman1" fo:font-size="14pt" fo:font-weight="bold" officeooo:paragraph-rsid="00053e49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margin-left="0.6cm" fo:margin-right="0cm" fo:line-height="150%" fo:text-align="start" style:justify-single-word="false" fo:text-indent="0cm" style:auto-text-indent="false" style:writing-mode="page"/>
      <style:text-properties fo:color="#000000" style:font-name="Times New Roman1" fo:font-size="14pt" fo:font-weight="normal" officeooo:rsid="0002d2e0" officeooo:paragraph-rsid="00033e35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margin-left="0.6cm" fo:margin-right="0cm" fo:margin-top="0cm" fo:margin-bottom="0.529cm" loext:contextual-spacing="false" fo:line-height="150%" fo:text-align="justify" style:justify-single-word="false" fo:orphans="2" fo:widows="2" fo:text-indent="0cm" style:auto-text-indent="false" fo:padding="0cm" fo:border="none" style:writing-mode="page"/>
      <style:text-properties fo:font-variant="normal" fo:text-transform="none" fo:color="#000000" style:font-name="Times New Roman1" fo:font-size="14pt" fo:letter-spacing="normal" style:font-size-asian="14pt" style:font-size-complex="14pt"/>
    </style:style>
    <style:style style:name="P31" style:family="paragraph" style:parent-style-name="Text_20_body">
      <style:paragraph-properties fo:margin-left="0.6cm" fo:margin-right="0cm" fo:margin-top="0cm" fo:margin-bottom="0.529cm" loext:contextual-spacing="false" fo:line-height="150%" fo:text-align="justify" style:justify-single-word="false" fo:orphans="2" fo:widows="2" fo:text-indent="0cm" style:auto-text-indent="false" fo:padding="0cm" fo:border="none" style:writing-mode="pag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32" style:family="paragraph" style:parent-style-name="Text_20_body">
      <style:paragraph-properties fo:margin-left="0.6cm" fo:margin-right="0cm" fo:margin-top="0cm" fo:margin-bottom="0.529cm" loext:contextual-spacing="false" fo:line-height="150%" fo:orphans="2" fo:widows="2" fo:text-indent="0cm" style:auto-text-indent="false" fo:padding="0cm" fo:border="none" style:writing-mode="pag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33" style:family="paragraph" style:parent-style-name="Text_20_body">
      <style:paragraph-properties fo:margin-left="0.6cm" fo:margin-right="0cm" fo:margin-top="0cm" fo:margin-bottom="0.529cm" loext:contextual-spacing="false" fo:line-height="150%" fo:orphans="2" fo:widows="2" fo:text-indent="0cm" style:auto-text-indent="false" fo:padding="0cm" fo:border="none" style:writing-mode="page"/>
      <style:text-properties fo:font-variant="normal" fo:text-transform="none" fo:color="#000000" style:font-name="Times New Roman1" fo:font-size="14pt" fo:letter-spacing="normal" fo:font-style="normal" fo:font-weight="normal" officeooo:paragraph-rsid="0004c157" style:font-size-asian="14pt" style:font-size-complex="14pt"/>
    </style:style>
    <style:style style:name="P34" style:family="paragraph" style:parent-style-name="Text_20_body">
      <style:paragraph-properties fo:margin-left="0.6cm" fo:margin-right="0cm" fo:margin-top="0cm" fo:margin-bottom="0.529cm" loext:contextual-spacing="false" fo:line-height="150%" fo:orphans="2" fo:widows="2" fo:text-indent="0cm" style:auto-text-indent="false" fo:padding="0cm" fo:border="none" style:writing-mode="page"/>
      <style:text-properties fo:font-variant="normal" fo:text-transform="none" fo:color="#000000" style:font-name="Times New Roman1" fo:font-size="14pt" fo:letter-spacing="normal" fo:font-style="normal" fo:font-weight="normal" officeooo:paragraph-rsid="00033e35" style:font-size-asian="14pt" style:font-size-complex="14pt"/>
    </style:style>
    <style:style style:name="P35" style:family="paragraph" style:parent-style-name="Text_20_body">
      <style:paragraph-properties fo:margin-left="0.6cm" fo:margin-right="0cm" fo:margin-top="0cm" fo:margin-bottom="0.529cm" loext:contextual-spacing="false" fo:line-height="150%" fo:orphans="2" fo:widows="2" fo:text-indent="0cm" style:auto-text-indent="false" fo:padding="0cm" fo:border="none" style:writing-mode="page"/>
      <style:text-properties fo:font-variant="normal" fo:text-transform="none" fo:color="#000000" style:font-name="Times New Roman1" fo:font-size="14pt" fo:letter-spacing="normal" fo:font-style="normal" fo:font-weight="normal" officeooo:rsid="00033e35" officeooo:paragraph-rsid="00033e35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margin-left="0.6cm" fo:margin-right="0cm" fo:margin-top="0cm" fo:margin-bottom="0.529cm" loext:contextual-spacing="false" fo:line-height="150%" fo:orphans="2" fo:widows="2" fo:text-indent="0cm" style:auto-text-indent="false" fo:padding="0cm" fo:border="none" style:writing-mode="page"/>
      <style:text-properties fo:color="#000000" style:font-name="Times New Roman1" fo:font-size="14pt" officeooo:rsid="00033e35" officeooo:paragraph-rsid="00033e35" style:font-size-asian="14pt" style:font-size-complex="14pt"/>
    </style:style>
    <style:style style:name="P37" style:family="paragraph" style:parent-style-name="Text_20_body">
      <style:paragraph-properties fo:margin-left="0.6cm" fo:margin-right="0cm" fo:margin-top="0cm" fo:margin-bottom="0.265cm" loext:contextual-spacing="false" fo:line-height="150%" fo:orphans="2" fo:widows="2" fo:text-indent="0cm" style:auto-text-indent="false" style:writing-mode="pag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38" style:family="paragraph" style:parent-style-name="Heading_20_1">
      <style:paragraph-properties fo:margin-left="0.6cm" fo:margin-right="0cm" fo:margin-top="0cm" fo:margin-bottom="0cm" loext:contextual-spacing="false" fo:line-height="150%" fo:orphans="2" fo:widows="2" fo:text-indent="0cm" style:auto-text-indent="false" style:writing-mode="page"/>
      <style:text-properties fo:color="#000000" style:font-name="Times New Roman1" fo:font-size="14pt" fo:font-weight="bold" officeooo:rsid="0004c157" officeooo:paragraph-rsid="0004c157" style:font-size-asian="14pt" style:font-size-complex="14pt"/>
    </style:style>
    <style:style style:name="T1" style:family="text">
      <style:text-properties officeooo:rsid="00017dc3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4c157" fo:background-color="#ffffff" loext:char-shading-value="0" style:font-weight-asian="normal" style:font-weight-complex="normal"/>
    </style:style>
    <style:style style:name="T4" style:family="text">
      <style:text-properties fo:language="ru" fo:country="RU" officeooo:rsid="00033e35" fo:background-color="#ffffff" loext:char-shading-value="0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normal"/>
    </style:style>
    <style:style style:name="T7" style:family="text">
      <style:text-properties fo:font-style="normal" fo:font-weight="normal" officeooo:rsid="00033e35"/>
    </style:style>
    <style:style style:name="T8" style:family="text">
      <style:text-properties fo:color="#000000" style:font-name="Times New Roman1" fo:font-size="14pt" fo:language="ru" fo:country="RU" fo:font-weight="normal" officeooo:rsid="00017dc3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01d80d" fo:background-color="#ffffff" loext:char-shading-value="0" style:font-size-asian="14pt" style:font-size-complex="14pt"/>
    </style:style>
    <style:style style:name="T10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01d80d" fo:background-color="#ffffff" loext:char-shading-value="0" style:font-size-asian="14pt" style:font-size-complex="14pt" loext:padding="0cm" loext:border="none"/>
    </style:style>
    <style:style style:name="T11" style:family="text">
      <style:text-properties fo:font-variant="normal" fo:text-transform="none" fo:letter-spacing="normal" fo:language="ru" fo:country="RU" fo:font-style="normal" fo:font-weight="normal" fo:background-color="#ffffff" loext:char-shading-value="0" style:font-weight-asian="normal" style:font-weight-complex="normal"/>
    </style:style>
    <style:style style:name="T12" style:family="text">
      <style:text-properties fo:font-variant="normal" fo:text-transform="none" fo:letter-spacing="normal" fo:language="ru" fo:country="RU" fo:font-style="normal" fo:font-weight="normal" fo:background-color="#ffffff" loext:char-shading-value="0"/>
    </style:style>
    <style:style style:name="T13" style:family="text">
      <style:text-properties fo:font-variant="normal" fo:text-transform="none" fo:letter-spacing="normal" fo:language="ru" fo:country="RU" fo:font-style="normal" fo:background-color="#ffffff" loext:char-shading-value="0"/>
    </style:style>
    <style:style style:name="T14" style:family="text">
      <style:text-properties fo:font-variant="normal" fo:text-transform="none" fo:letter-spacing="normal" fo:language="ru" fo:country="RU" fo:font-style="normal" officeooo:rsid="0002d2e0" fo:background-color="#ffffff" loext:char-shading-value="0"/>
    </style:style>
    <style:style style:name="T15" style:family="text">
      <style:text-properties fo:font-variant="normal" fo:text-transform="none" fo:letter-spacing="normal" fo:language="ru" fo:country="RU" fo:font-style="normal" fo:font-weight="bold" officeooo:rsid="0001d80d" fo:background-color="#ffffff" loext:char-shading-value="0" style:font-weight-asian="bold" style:font-weight-complex="bold"/>
    </style:style>
    <style:style style:name="T16" style:family="text">
      <style:text-properties fo:font-variant="normal" fo:text-transform="none" fo:letter-spacing="normal" fo:language="ru" fo:country="RU" fo:font-style="normal" fo:font-weight="bold" fo:background-color="#ffffff" loext:char-shading-value="0" style:font-weight-asian="bold" style:font-weight-complex="bold"/>
    </style:style>
    <style:style style:name="T17" style:family="text">
      <style:text-properties fo:font-variant="normal" fo:text-transform="none" fo:letter-spacing="normal" fo:font-style="normal"/>
    </style:style>
    <style:style style:name="T18" style:family="text">
      <style:text-properties fo:font-variant="normal" fo:text-transform="none" fo:letter-spacing="normal" fo:font-style="normal" fo:background-color="#ffffff" loext:char-shading-value="0"/>
    </style:style>
    <style:style style:name="T19" style:family="text">
      <style:text-properties fo:font-variant="normal" fo:text-transform="none" fo:letter-spacing="normal" fo:font-style="normal" fo:font-weight="normal"/>
    </style:style>
    <style:style style:name="T20" style:family="text">
      <style:text-properties fo:font-variant="normal" fo:text-transform="none" fo:letter-spacing="normal" fo:font-style="normal" fo:font-weight="normal" officeooo:rsid="0004c157"/>
    </style:style>
    <style:style style:name="T21" style:family="text">
      <style:text-properties fo:font-variant="normal" fo:text-transform="none" fo:letter-spacing="normal" fo:font-style="normal" fo:font-weight="normal" officeooo:rsid="00053e49"/>
    </style:style>
    <style:style style:name="T22" style:family="text">
      <style:text-properties officeooo:rsid="00033e35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053e49"/>
    </style:style>
    <style:style style:name="T25" style:family="text">
      <style:text-properties fo:font-style="italic"/>
    </style:style>
    <style:style style:name="T26" style:family="text">
      <style:text-properties officeooo:rsid="0007360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9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1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15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1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БПОУ ОО «Болховский педагогический колледж»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14"><text:span text:style-name="T23">Конспект занятия духовно-нравственной направленности</text:span> </text:p>
      <text:p text:style-name="P14">на тему: «<text:span text:style-name="T26">Жизнь и творчество И.С. Тургенева</text:span>»</text:p>
      <text:p text:style-name="P10"/>
      <text:p text:style-name="P10"/>
      <text:p text:style-name="P10"/>
      <text:p text:style-name="P10"/>
      <text:p text:style-name="P10"/>
      <text:p text:style-name="P10"/>
      <text:p text:style-name="P12">Подготовила: </text:p>
      <text:p text:style-name="P12">студентка 4 «Г» курса </text:p>
      <text:p text:style-name="P12">Никифорова Наталия Александровна</text:p>
      <text:p text:style-name="P12">Руководитель практики:</text:p>
      <text:p text:style-name="P12">Боровлёва Светлана Владимировна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Болхов, 2018-2019 учебный год </text:p>
      <text:p text:style-name="P16"><text:soft-page-break/></text:p>
      <text:p text:style-name="P17"><text:span text:style-name="T24">ЖИЗНЬ И</text:span> ТВОРЧЕСТВ<text:span text:style-name="T24">О</text:span> И<text:span text:style-name="T24">ВАНА</text:span> С<text:span text:style-name="T24">ЕРГЕЕВИЧА</text:span> ТУРГЕНЕВА</text:p>
      <text:p text:style-name="P18">Цель</text:p>
      <text:list xml:id="list3738377782" text:style-name="L1">
        <text:list-item>
          <text:p text:style-name="P19">выявить уровень знаний о жизни и творчестве писателя;</text:p>
        </text:list-item>
        <text:list-item>
          <text:p text:style-name="P19">развивать познавательную активность, творческие способности, умение анализировать художественные произведения;</text:p>
        </text:list-item>
        <text:list-item>
          <text:p text:style-name="P19">вызвать интерес к личности писателя и его творчеству;</text:p>
        </text:list-item>
        <text:list-item>
          <text:p text:style-name="P19">приобщать к мировой культуре.</text:p>
        </text:list-item>
      </text:list>
      <text:p text:style-name="P18"/>
      <text:p text:style-name="P18"/>
      <text:p text:style-name="P1"><text:s/><text:span text:style-name="T1">Ход занятия.</text:span></text:p>
      <text:p text:style-name="P2">I. <text:span text:style-name="T2">Организационный этап.</text:span></text:p>
      <text:p text:style-name="P4"><text:span text:style-name="T2">Зрительная проверка присутствующих.</text:span></text:p>
      <text:p text:style-name="P4"><text:span text:style-name="T2">-Здравствуйте, сегодня занятие проведу у вас я. Зовут меня Наталия Александровна.</text:span></text:p>
      <text:p text:style-name="P4"><text:span text:style-name="T2">- Кого из известных людей, родившихся в Орловской области вы знаете?</text:span></text:p>
      <text:p text:style-name="P4"><text:span text:style-name="T2">- Знаете ли вы у кого из них юбилей в 2018 году?</text:span></text:p>
      <text:p text:style-name="P9"><text:span text:style-name="T8">- </text:span><text:span text:style-name="T9">9 ноября – 200-летняя годовщина с того дня, как в мир пришел </text:span><text:span text:style-name="Strong_20_Emphasis"><text:span text:style-name="T10">Иван Сергеевич Тургенев</text:span></text:span><text:span text:style-name="T9">. Данная дата признана одной из самых значимых в календаре России на 2018 год, поэтому уже анонсировано множество мероприятий, приуроченных к знаменательному дню.</text:span></text:p>
      <text:p text:style-name="P5"><text:span text:style-name="T11">-Итак, как вы думаете, какова тема нашего занятия?</text:span></text:p>
      <text:p text:style-name="P3"><text:span text:style-name="T18">II. </text:span><text:span text:style-name="T13">Основной этап.</text:span></text:p>
      <text:p text:style-name="P6"><text:span text:style-name="T15">- </text:span><text:span text:style-name="T12">«Великий, красивый и добрый… Таким он был как человек и как автор; таковы же были его ум, сердце и наружность», - сказал немецкий живописец, график, художественный критик и фельетонист, писатель Людвиг Пич о И. С. Тургеневе.</text:span></text:p>
      <text:p text:style-name="P5"><text:span text:style-name="T16">Просмотр видеоролика о биографии И.С. Тургенева.</text:span></text:p>
      <text:p text:style-name="P7"><text:span text:style-name="T13">- Какие произведения, написанные Тургеневым вы знаете?</text:span></text:p>
      <text:p text:style-name="P7"><text:soft-page-break/><text:span text:style-name="T13">(</text:span><text:span text:style-name="T14">«Муму», «Записки охотника», «Бежин луг», «Ася», «Отцы и дети», «Накануне», «Первая любовь» и др.)</text:span></text:p>
      <text:p text:style-name="P8"><text:span text:style-name="T13">- А сейчас мы проверим ваше знание биографии и творчества Тургенева?</text:span></text:p>
      <text:p text:style-name="P29"><text:span text:style-name="T16">Задание 1.</text:span><text:span text:style-name="T13"> </text:span><text:span text:style-name="T16">Викторина.</text:span></text:p>
      <text:list xml:id="list4228263390" text:style-name="L3">
        <text:list-item>
          <text:p text:style-name="P20">Чьей памяти посвятил Тургенев свой роман «Отцы и дети»? (В. Г. Белинский)</text:p>
        </text:list-item>
        <text:list-item>
          <text:p text:style-name="P20">Какое образование получил И.С. Тургенев, где он учился? (В Московском, Петербургском, Берлинском университетах, мечтал стать магистром философии).</text:p>
        </text:list-item>
        <text:list-item>
          <text:p text:style-name="P20">На каких иностранных языках разговаривал Тургенев, чем он увлекался? (Французский, немецкий, английский, русский, музыкой, живописью, театром)</text:p>
        </text:list-item>
      </text:list>
      <text:p text:style-name="P30">– <text:span text:style-name="T6">Выберите правиль</text:span><text:span text:style-name="T7">н</text:span><text:span text:style-name="T6">ый ответ.</text:span></text:p>
      <text:p text:style-name="P31"><text:span text:style-name="T22">4.</text:span>Иван Сергеевич Тургенев родился:</text:p>
      <text:p text:style-name="P31">А) в Москве;</text:p>
      <text:p text:style-name="P31">Б) В Орле;</text:p>
      <text:p text:style-name="P31">В) в Петербурге.</text:p>
      <text:p text:style-name="P31">Правильный ответ: город Орёл в 1830-ые годы. </text:p>
      <text:p text:style-name="P31"><text:span text:style-name="T22">5.</text:span>Детство писателя прошло:</text:p>
      <text:p text:style-name="P31">А) в имении Тарханы;</text:p>
      <text:p text:style-name="P31">Б) в имении Михайловское;</text:p>
      <text:p text:style-name="P31">В) в имении Спасское-Лутовиново.</text:p>
      <text:p text:style-name="P31"><text:soft-page-break/>Правильный ответ: репродукция картины Я.П. Полонского «Усадебный дом И.С.Тургенева. Спасское-Лутовиново» </text:p>
      <text:p text:style-name="P31"><text:span text:style-name="T22">6.</text:span>В каком возрасте Тургенев поступил учиться в Московский университет:</text:p>
      <text:p text:style-name="P31">А) в 15 лет;</text:p>
      <text:p text:style-name="P31">Б) в 18 лет;</text:p>
      <text:p text:style-name="P31">В) в 20 лет.</text:p>
      <text:p text:style-name="P31">Правильный ответ: в 15 лет. </text:p>
      <text:p text:style-name="P31"><text:span text:style-name="T22">7.</text:span>Какое литературное произведение писателя принесло ему известность:</text:p>
      <text:p text:style-name="P31">А) стихотворения в прозе;</text:p>
      <text:p text:style-name="P31">Б) повесть «Муму»;</text:p>
      <text:p text:style-name="P31">В) сборник рассказов «Записки охотника».</text:p>
      <text:p text:style-name="P31">Правильный ответ: </text:p>
      <text:p text:style-name="P31">Обложка книги И.С.Тургенева «Записки охотника».</text:p>
      <text:p text:style-name="P31"><text:span text:style-name="T22">8.</text:span>В течение 15 лет Иван Сергеевич Тургенев сотрудничал в журнале:</text:p>
      <text:p text:style-name="P31">А) «Вестник Европы»;</text:p>
      <text:p text:style-name="P31">Б) «Современник»;</text:p>
      <text:p text:style-name="P31">В) «Русское слово».</text:p>
      <text:p text:style-name="P31">Правильный ответ: титульный лист журнала «Современник»</text:p>
      <text:p text:style-name="P31"><text:soft-page-break/><text:span text:style-name="T22">9.</text:span>Назовите имя женщины, любовь к которой Тургенев пронёс через всю жизнь:</text:p>
      <text:p text:style-name="P31">А) Наталья Гончарова;</text:p>
      <text:p text:style-name="P31">Б) Анна Керн;</text:p>
      <text:p text:style-name="P31">В) Полина Виардо.</text:p>
      <text:p text:style-name="P31">Правильный ответ: портрет Полины Виардо </text:p>
      <text:p text:style-name="P32"><text:span text:style-name="T22">10.</text:span>Действие повести «Муму» происходит:</text:p>
      <text:p text:style-name="P32">А) в Петербурге;</text:p>
      <text:p text:style-name="P32">Б) в Москве;</text:p>
      <text:p text:style-name="P32">В) в дальней деревне.</text:p>
      <text:p text:style-name="P32">Правильный ответ: в Москве.</text:p>
      <text:p text:style-name="P32"><text:span text:style-name="T22">11.</text:span>Благодаря Муму Герасим:</text:p>
      <text:p text:style-name="P32">А) стал злым и жестоким;</text:p>
      <text:p text:style-name="P32">Б) стал одиноким;</text:p>
      <text:p text:style-name="P32">В) перестал быть одиноким.</text:p>
      <text:p text:style-name="P32">Правильный ответ: перестал быть одиноким.</text:p>
      <text:p text:style-name="P35">«Я родился и вырос в атмосфере, где царили подзатыльники, щипки, колотушки, пощёчины и прочее. Ненависть к крепостному праву уже тогда жила во мне». Кто это сказал? (И. С. Тургенев)</text:p>
      <text:p text:style-name="P36"><text:soft-page-break/><text:span text:style-name="T11">- Как вы думаете, смог ли Тургенев показать своё отношение к крепостному праву в произведениях, написанных им? Приведите пример.</text:span></text:p>
      <text:p text:style-name="P33"><text:span text:style-name="T3">- </text:span><text:span text:style-name="T4">Мы с вами тоже давно прочитали «Муму», о герое которого Аксаков сказал: «Это олицетворение русского народа, его страшной силы и непостижимой крепости». И вы не остались равнодушными к судьбе «немого могучего» Герасима, разделив с ним его горе – гибель несчастной Муму. </text:span><text:span text:style-name="T3">Я думаю, что <text:s/>вас тоже</text:span><text:span text:style-name="T4"> </text:span><text:span text:style-name="T3">мучал</text:span><text:span text:style-name="T4"> вопрос: зачем Герасим так поступил? Кто был его врагом, заставившим подчиниться приказу барыни? Дворецкий Гаврила? На этот вопрос ответил автор: «Враг этот был – крепостное право… С чем я поклялся никогда не примиряться Это была моя Аннибаловская клятва».</text:span>Потрясенный чтением повести, английский писатель Голсуорси сказал: «Никогда средствами искусства не было более волнующего протеста против тирании и жестокости».«Записки охотника» - это тоже выполнение Тургеневым Аннибаловской клятвы.</text:p>
      <text:p text:style-name="P33">Произведения Тургенева излучают духовную, умственную, художественную энергию такой силы, что этот свет вот уже долгие годы сияет во всем своем могуществе и будет сиять вечно. Сила его мысли, обаяние личности, боль сердца, вера в народ и Россию настолько велики, что было бы справедливо сказать: «Читая творения Тургенева, можно превосходным образом воспитать в себе человека».</text:p>
      <text:p text:style-name="P21">В моем восприятии жизнь и творчество И.С.Тургенева – грустная, но светлая элегия, как утро туманное. (Звучит романс «Утро туманное…»)</text:p>
      <text:p text:style-name="P22">-В чем, по вашему мнению, <text:s/>заключается основная мысль данн<text:span text:style-name="T24">ых</text:span> произведени<text:span text:style-name="T24">й</text:span>?</text:p>
      <text:p text:style-name="P22"/>
      <text:p text:style-name="P24"><text:span text:style-name="T20">- </text:span><text:span text:style-name="T19">Русский язык </text:span><text:span text:style-name="T20">(читает студент)</text:span><text:line-break/><text:span text:style-name="T19">Во дни сомнений, во дни тягостных раздумий о судьбах моей родины, — ты один мне поддержка и опора, о великий, могучий, правдивый и свободный </text:span><text:soft-page-break/><text:span text:style-name="T19">русский язык! Не будь тебя — как не впасть в отчаяние при виде всего, что совершается дома? Но нельзя верить, чтобы такой язык не был дан великому народу!</text:span></text:p>
      <text:p text:style-name="P24"><text:span text:style-name="T21">-</text:span><text:span text:style-name="T19">Теперь, когда Россия наша<text:line-break/>Своим путем идёт одна<text:line-break/>И наконец отчизна Ваша<text:line-break/>К судьбам другим увлечена,—<text:line-break/>Теперь, в великий час разлуки,<text:line-break/>Да будут русской речи звуки<text:line-break/>Для Вас залогом, что года<text:line-break/>Пройдут — и кончится вражда;<text:line-break/>Что, чуждый немцу с колыбели,<text:line-break/>Через один короткий век<text:line-break/>Сойдется с ним у той же цели,<text:line-break/>Как с братом, русский человек;<text:line-break/>Что, если нам теперь по праву<text:line-break/>Проклятия гремят кругом,—<text:line-break/>Мы наш позор и нашу славу<text:line-break/>Искупим славой и Добром…<text:line-break/>Всему, чем Ваша грудь согрета,<text:line-break/>Всему сочувствуем и мы;<text:line-break/>И мы желаем мира, света,<text:line-break/>Не разрушенья — и не тьмы. </text:span></text:p>
      <text:p text:style-name="P25"/>
      <text:h text:style-name="P38" text:outline-level="1"><text:span text:style-name="T21">- </text:span><text:span text:style-name="T19">Иван Тургенев — Путь к любви (Стихотворение в прозе): Стих</text:span></text:h>
      <text:p text:style-name="P37">Все чувства могут привести к любви, к страсти, все: ненависть, сожаление, равнодушие, благоговение, дружба, страх, — даже презрение.</text:p>
      <text:p text:style-name="P37">Да, все чувства… исключая одного: благодарности.</text:p>
      <text:p text:style-name="P21"><text:soft-page-break/>Благодарность — долг; всякий честный человек плотит свои долги… но любовь — не деньги.</text:p>
      <text:p text:style-name="P25"/>
      <text:p text:style-name="P24"><text:span text:style-name="T21">-</text:span><text:span text:style-name="T19">Иван Тургенев — Молитва (Стихотворение в прозе): Стих</text:span></text:p>
      <text:p text:style-name="P37">О чем бы ни молился человек — он молится о чуде. Всякая молитва сводится на следующую: «Великий боже, сделай, чтобы дважды два — не было четыре!»</text:p>
      <text:p text:style-name="P37">Только такая молитва и есть настоящая молитва — от лица к лицу. Молиться всемирному духу, высшему существу, кантовскому, гегелевскому, очищенному, безо́бразному богу — невозможно и немыслимо.</text:p>
      <text:p text:style-name="P37">Но может ли даже личный, живой, о́бразный бог сделать, чтобы дважды два — не было четыре?</text:p>
      <text:p text:style-name="P37">Всякий верующий обязан ответить: <text:span text:style-name="T25">может</text:span> — и обязан убедить самого себя в этом.</text:p>
      <text:p text:style-name="P37">Но если разум его восстанет против такой бессмыслицы?</text:p>
      <text:p text:style-name="P37">Тут Шекспир придет ему на помощь: «Есть многое на свете, друг Горацио…» и т. д.</text:p>
      <text:p text:style-name="P37">А если ему станут возражать во имя истины, — ему стоит повторить знаменитый вопрос: «Что есть истина?»</text:p>
      <text:p text:style-name="P21">И потому: станем пить и веселиться — и молиться.</text:p>
      <text:p text:style-name="P27"><text:span text:style-name="T17"/></text:p>
      <text:p text:style-name="P28"><text:span text:style-name="T24">- </text:span><text:span text:style-name="T5">Иван Тургенев — Завтра, завтра: Стих</text:span></text:p>
      <text:p text:style-name="P37">Как пуст, и вял, и ничтожен почти всякий прожитой день! Как мало следов оставляет он за собою! Как бессмысленно глупо пробежали эти часы за часами!</text:p>
      <text:p text:style-name="P37">И между тем человеку хочется существовать; он дорожит жизнью, он надеется на нее, на себя, на будущее… О, каких благ он ждет от будущего!</text:p>
      <text:p text:style-name="P37"><text:soft-page-break/>Но почему же он воображает, что другие, грядущие дни не будут похожи на этот только что прожитой день?</text:p>
      <text:p text:style-name="P37">Да он этого и не воображает. Он вообще не любит размышлять — и хорошо делает.</text:p>
      <text:p text:style-name="P37">«Вот завтра, завтра!» — утешает он себя, пока это «завтра» не свалит его в могилу.</text:p>
      <text:p text:style-name="P21">Ну, а раз в могиле — поневоле размышлять перестанешь.</text:p>
      <text:p text:style-name="P21"/>
      <text:p text:style-name="P23">III. <text:span text:style-name="T2">Заключительный этап.</text:span></text:p>
      <text:p text:style-name="P26">-Узнали ли вы для себя что-нибудь новое?</text:p>
      <text:p text:style-name="P26">-Побудило ли вас данное занятие прочитать или перечитать произведения Тургенева?</text:p>
      <text:p text:style-name="P26">-На этом наше занятие подошло к концу, все спасибо за внимание.</text:p>
      <text:p text:style-name="P34"/>
      <text:p text:style-name="P15"><text:span text:style-name="T11"/></text:p>
      <text:p text:style-name="P15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Open Sans" svg:font-family="'Open Sans', sans-serif"/>
    <style:font-face style:name="OpenSans" svg:font-family="OpenSans"/>
    <style:font-face style:name="Roboto" svg:font-family="Roboto"/>
    <style:font-face style:name="Times New Roman" svg:font-family="'Times New Roman', serif"/>
    <style:font-face style:name="Times new Roman" svg:font-family="'Times new Roman', Arial, Helvetica, sans-serif"/>
    <style:font-face style:name="Verdana" svg:font-family="Verdana, Genev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2:24:11.349000000</meta:creation-date>
    <dc:date>2018-11-07T23:34:21.464000000</dc:date>
    <meta:editing-duration>PT8M46S</meta:editing-duration>
    <meta:editing-cycles>1</meta:editing-cycles>
    <meta:document-statistic meta:table-count="0" meta:image-count="0" meta:object-count="0" meta:page-count="9" meta:paragraph-count="107" meta:word-count="1179" meta:character-count="7902" meta:non-whitespace-character-count="6797"/>
    <meta:generator>LibreOffice/5.3.3.2$Windows_x86 LibreOffice_project/3d9a8b4b4e538a85e0782bd6c2d430bafe583448</meta:generator>
  </office:meta>
</office:document-meta>
</file>